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499cm" style:contextual-spacing="false"/>
      <style:text-properties style:font-name="Arial"/>
    </style:style>
    <style:style style:name="P2" style:family="paragraph" style:parent-style-name="Text_20_body">
      <style:paragraph-properties fo:margin-top="0cm" fo:margin-bottom="0.499cm" style:contextual-spacing="false"/>
      <style:text-properties style:font-name="Arial"/>
    </style:style>
    <style:style style:name="T1" style:family="text">
      <style:text-properties officeooo:rsid="001eec95"/>
    </style:style>
    <style:style style:name="T2" style:family="text">
      <style:text-properties style:text-underline-style="solid" style:text-underline-width="auto" style:text-underline-color="font-color"/>
    </style:style>
    <style:style style:name="T3"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INFORME DE LA ELECCIÓN DEL EJERCICIO 3</text:p>
      <text:p text:style-name="P1"/>
      <text:p text:style-name="P1">Descartamos la o<text:span text:style-name="T3">pción B porque la implementación de una factoría es inviable, ya que supone cambiar la implem</text:span>entación de todos los constructores y la forma de llamarlos para crear instancias nuevas. <text:span text:style-name="T1">Habría que modificar gran parte del código de prácticas anteriores (desde las clases de test hasta el businessSystem que instancia subsistemas).</text:span></text:p>
      <text:p text:style-name="P1">Entre las opciones A y C, elegimos la opción A para tener todo lo referente al parser agrupado en una única clase. Así evitamos incluir un método estático en cada una de las clases instanciables de nuestro modelo. De este modo, todas las clases del modelo son objetos que contienen propiedades, constructores y <text:s/>métodos públicos que permiten acceder a dichas propied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3:00:14.150069085</meta:creation-date>
    <meta:generator>LibreOffice/4.2.8.2$Linux_X86_64 LibreOffice_project/420m0$Build-2</meta:generator>
    <dc:date>2015-11-19T10:38:40.287718776</dc:date>
    <meta:editing-duration>PT1M22S</meta:editing-duration>
    <meta:editing-cycles>4</meta:editing-cycles>
    <meta:document-statistic meta:table-count="0" meta:image-count="0" meta:object-count="0" meta:page-count="1" meta:paragraph-count="3" meta:word-count="120" meta:character-count="752" meta:non-whitespace-character-count="634"/>
  </office:meta>
</office:document-meta>
</file>